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a76" officeooo:paragraph-rsid="001bd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ikanta Raja/India/IBM </text:p>
      <text:p text:style-name="P1"/>
      <text:p text:style-name="P1">Dindukurthi Narahari/India/IBM <text:s/></text:p>
      <text:p text:style-name="P1"/>
      <text:p text:style-name="P1">Praveena Kk Bellad/India/IBM <text:s text:c="2"/></text:p>
      <text:p text:style-name="P1"><text:s/></text:p>
      <text:p text:style-name="P1"/>
      <text:p text:style-name="P1"/>
      <text:p text:style-name="P1">9738115275 <text:s/>ma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3T16:14:01.871928770</dc:date>
    <meta:editing-duration>PT1H31M20S</meta:editing-duration>
    <meta:editing-cycles>1</meta:editing-cycles>
    <meta:document-statistic meta:table-count="0" meta:image-count="0" meta:object-count="0" meta:page-count="1" meta:paragraph-count="5" meta:word-count="9" meta:character-count="105" meta:non-whitespace-character-count="92"/>
    <meta:generator>LibreOffice/5.3.6.1$Linux_X86_64 LibreOffice_project/30$Build-1</meta:generator>
  </office:meta>
</office:document-meta>
</file>